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P1"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6" style:family="paragraph" style:parent-style-name="Text_20_body">
      <style:text-properties fo:font-size="12pt" style:font-size-asian="10.5pt" style:font-size-complex="12pt"/>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text-properties fo:color="#004586" style:font-name="Calibri1" fo:font-size="20pt" style:font-size-asian="20pt" style:font-size-complex="20pt"/>
    </style:style>
    <style:style style:name="P10" style:family="paragraph" style:parent-style-name="Text_20_body">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11" style:family="paragraph" style:parent-style-name="Text_20_body">
      <style:text-properties style:use-window-font-color="true" style:font-name="Calibri1" fo:font-size="12pt" style:font-size-asian="10.5pt" style:font-size-complex="12pt"/>
    </style:style>
    <style:style style:name="P12"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3" style:family="paragraph" style:parent-style-name="Text_20_body" style:list-style-name="L1">
      <style:text-properties style:use-window-font-color="true" style:font-name="Calibri1" fo:font-size="12pt" style:font-size-asian="10.5pt" style:font-size-complex="12pt"/>
    </style:style>
    <style:style style:name="P14"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5" style:family="paragraph" style:parent-style-name="Text_20_body" style:list-style-name="L2">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6" style:family="paragraph" style:parent-style-name="Text_20_body">
      <style:paragraph-properties fo:text-align="justify" style:justify-single-word="false"/>
      <style:text-properties style:use-window-font-color="true"/>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9" style:family="paragraph" style:parent-style-name="Text_20_body">
      <style:paragraph-properties fo:margin-top="0.1665in" fo:margin-bottom="0.0835in" fo:text-align="justify" style:justify-single-word="false"/>
    </style:style>
    <style:style style:name="P20"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21"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22" style:family="paragraph" style:parent-style-name="Standard">
      <style:text-properties style:font-name="Courier New" fo:font-size="9pt" style:font-size-asian="9pt" style:font-size-complex="9pt"/>
    </style:style>
    <style:style style:name="P23"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24" style:family="paragraph" style:parent-style-name="Heading_20_1">
      <style:paragraph-properties fo:break-before="page"/>
      <style:text-properties fo:color="#004586" style:font-name="Calibri1" fo:font-size="20pt" style:font-size-asian="20pt" style:font-size-complex="20pt"/>
    </style:style>
    <style:style style:name="P25" style:family="paragraph" style:parent-style-name="Heading_20_1">
      <style:paragraph-properties fo:margin-top="0.1665in" fo:margin-bottom="0.0835in" fo:break-before="page" fo:keep-with-next="always"/>
    </style:style>
    <style:style style:name="P26" style:family="paragraph" style:parent-style-name="Heading_20_1">
      <style:paragraph-properties fo:margin-top="0.1665in" fo:margin-bottom="0.0835in" fo:break-before="page" fo:keep-with-next="always"/>
      <style:text-properties fo:color="#004586" style:font-name="Calibri1" fo:font-size="20pt" style:font-size-asian="20pt" style:font-size-complex="20pt"/>
    </style:style>
    <style:style style:name="P27" style:family="paragraph" style:parent-style-name="Header">
      <style:text-properties style:font-name="Calibri1"/>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fo:color="#004586" style:font-name="Calibri1" fo:font-style="normal" style:font-name-asian="SimSun" style:font-style-asian="normal" style:font-name-complex="Lucida Sans" style:font-style-complex="normal"/>
    </style:style>
    <style:style style:name="T5" style:family="text">
      <style:text-properties style:font-name="Calibri1" fo:font-size="20pt" style:font-size-asian="20pt" style:font-size-complex="20pt"/>
    </style:style>
    <style:style style:name="T6" style:family="text">
      <style:text-properties style:font-name="Calibri1" fo:font-size="12pt" style:font-size-asian="10.5pt" style:font-size-complex="12pt"/>
    </style:style>
    <style:style style:name="T7" style:family="text">
      <style:text-properties style:use-window-font-color="true" style:font-name="Calibri1"/>
    </style:style>
    <style:style style:name="T8" style:family="text">
      <style:text-properties style:use-window-font-color="true" style:font-name="Calibri1" fo:font-size="12pt" style:font-name-asian="SimSun" style:font-size-asian="10.5pt" style:font-name-complex="Lucida Sans" style:font-size-complex="12pt"/>
    </style:style>
    <style:style style:name="T9" style:family="text">
      <style:text-properties style:use-window-font-color="true" style:font-name="Calibri1" fo:font-size="12pt" style:font-size-asian="10.5pt" style:font-size-complex="12pt"/>
    </style:style>
    <style:style style:name="T10"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1" style:family="text">
      <style:text-properties style:use-window-font-color="true" style:font-name="Calibri1" fo:font-style="normal" style:font-name-asian="SimSun" style:font-style-asian="normal" style:font-name-complex="Lucida Sans"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Diseño de Compiladores</text:p>
      <text:p text:style-name="P5">Intérprete de Ruby</text:p>
      <text:p text:style-name="P1"/>
      <text:p text:style-name="P1"/>
      <text:p text:style-name="P1"/>
      <text:p text:style-name="P1"/>
      <text:p text:style-name="P1"/>
      <text:p text:style-name="P1"/>
      <text:p text:style-name="P1"/>
      <text:p text:style-name="P1"/>
      <text:p text:style-name="P1"/>
      <text:p text:style-name="P1"/>
      <text:p text:style-name="P2">Casiraghi Martín, Marcelo 4.703.481-6</text:p>
      <text:p text:style-name="P2">Rodríguez Blanco, Martín 4.123.589-6</text:p>
      <text:p text:style-name="P2">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8"><text:a xlink:type="simple" xlink:href="#__RefHeading__230_1752393114" text:style-name="Index_20_Link" text:visited-style-name="Index_20_Link">Introducción<text:tab/>3</text:a></text:p>
          <text:p text:style-name="P8"><text:a xlink:type="simple" xlink:href="#__RefHeading__108_1752393114" text:style-name="Index_20_Link" text:visited-style-name="Index_20_Link">Herramientas Utilizadas<text:tab/>4</text:a></text:p>
          <text:p text:style-name="P8"><text:a xlink:type="simple" xlink:href="#__RefHeading__110_1752393114" text:style-name="Index_20_Link" text:visited-style-name="Index_20_Link">Análisis Léxico<text:tab/>5</text:a></text:p>
          <text:p text:style-name="P8"><text:a xlink:type="simple" xlink:href="#__RefHeading__112_1752393114" text:style-name="Index_20_Link" text:visited-style-name="Index_20_Link">Análisis Sintáctico<text:tab/>6</text:a></text:p>
          <text:p text:style-name="P7"><text:a xlink:type="simple" xlink:href="#__RefHeading__114_1752393114" text:style-name="Index_20_Link" text:visited-style-name="Index_20_Link">Árbol Sintáctico<text:tab/>6</text:a></text:p>
          <text:p text:style-name="P8"><text:a xlink:type="simple" xlink:href="#__RefHeading__116_1752393114" text:style-name="Index_20_Link" text:visited-style-name="Index_20_Link">Análisis Semántico<text:tab/>7</text:a></text:p>
          <text:p text:style-name="P8"><text:a xlink:type="simple" xlink:href="#__RefHeading__118_1752393114" text:style-name="Index_20_Link" text:visited-style-name="Index_20_Link">Ambiente de Ejecución<text:tab/>8</text:a></text:p>
          <text:p text:style-name="P8"><text:a xlink:type="simple" xlink:href="#__RefHeading__232_1752393114" text:style-name="Index_20_Link" text:visited-style-name="Index_20_Link">Tests<text:tab/>9</text:a></text:p>
          <text:p text:style-name="P8"><text:a xlink:type="simple" xlink:href="#__RefHeading__234_1752393114" text:style-name="Index_20_Link" text:visited-style-name="Index_20_Link">Corriendo el intérprete<text:tab/>10</text:a></text:p>
        </text:index-body>
      </text:table-of-content>
      <text:p text:style-name="P9"/>
      <text:h text:style-name="P24" text:outline-level="1"><text:bookmark text:name="__RefHeading__230_1752393114"/>Introducción<text:bookmark-end text:name="__RefHeading__230_1752393114"/></text:h>
      <text:p text:style-name="P9"/>
      <text:p text:style-name="P12"><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2"><text:tab/>Si bien logramos el objetivo (con algunas consideraciones que aclararemos a continuación), conseguimos bajar a tierra lo estudiado y aprendido en el curso.</text:p>
      <text:p text:style-name="P12"><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2"/>
      <text:p text:style-name="P12"/>
      <text:h text:style-name="P24" text:outline-level="1"><text:bookmark text:name="__RefHeading__108_1752393114"/>Herramientas Utilizadas<text:bookmark-end text:name="__RefHeading__108_1752393114"/></text:h>
      <text:p text:style-name="P16"><text:span text:style-name="T5"><text:tab/></text:span><text:span text:style-name="T6">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6"><text:span text:style-name="T6"/></text:p>
      <text:p text:style-name="P16"><text:span text:style-name="T6"><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span></text:p>
      <text:p text:style-name="P16"><text:span text:style-name="T6"/></text:p>
      <text:p text:style-name="P16"><text:span text:style-name="T6"><text:tab/>Bison es un generador de análisis sintáctico de propósito general que convierte una descripción gramatical para una gramática libre de contexto LALR(1) en un programa C que analice esa grámatica.</text:span></text:p>
      <text:p text:style-name="P16"><text:span text:style-name="T6"/></text:p>
      <text:p text:style-name="P16"><text:span text:style-name="T6"><text:tab/>Para el control de versiones del proyecto, utilizamos el software Git diseñado por Linus Torwalds y creamos un repositorio remoto privado en GitHub para su almacenamiento. Esto nos permitió una gran flexibilidad al momento de trabajar en por separado en distintas partes del proyecto, evitando que cada uno de los compañeros pisara el trabajo del otro.</text:span></text:p>
      <text:p text:style-name="P16"><text:span text:style-name="T6"/></text:p>
      <text:p text:style-name="P16"><text:span text:style-name="T6"><text:tab/>El obligatorio lo desarrollamos y testeamos en máquinas con sistema operativo Ubuntu 12.04 y MacOs sobre Unix, y utilizamos la versión 4.6.3 de gcc para compilar las librerías de C del proyecto. Finalmente, destacamos el uso del editor de textos vim junto con plugins que nos permiten un desarrollo más ágil que utilizando un IDE.</text:span></text:p>
      <text:h text:style-name="P25" text:outline-level="1"><text:bookmark text:name="__RefHeading__110_1752393114"/><text:span text:style-name="T2">Análisis </text:span><text:span text:style-name="T3">Léxico</text:span><text:bookmark-end text:name="__RefHeading__110_1752393114"/></text:h>
      <text:p text:style-name="P18"><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8"><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22">%{</text:p>
            <text:p text:style-name="P22"><text:s text:c="3"/>Declarations</text:p>
            <text:p text:style-name="P22">%}</text:p>
            <text:p text:style-name="P22"><text:s text:c="3"/>Definitions</text:p>
            <text:p text:style-name="P22">%%</text:p>
            <text:p text:style-name="P22"><text:s text:c="3"/>Rules</text:p>
            <text:p text:style-name="P22">%%</text:p>
            <text:p text:style-name="P22"><text:s text:c="3"/>User subroutines</text:p>
          </table:table-cell>
        </table:table-row>
      </table:table>
      <text:p text:style-name="P19"><text:tab/><text:span text:style-name="T8">A su vez, creamos el archivo bison ruby_grammar.y que provee al 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8"><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286771646" text:style-name="L2">
        <text:list-item>
          <text:p text:style-name="P15">Comentarios de una y de múltiples líneas.</text:p>
        </text:list-item>
        <text:list-item>
          <text:p text:style-name="P15">Inclusión de archivos ruby mediante “require” y “load”.</text:p>
        </text:list-item>
        <text:list-item>
          <text:p text:style-name="P15">Identificadores y cadenas de caracteres.</text:p>
        </text:list-item>
        <text:list-item>
          <text:p text:style-name="P15">Acceso a elementos de un arreglo.</text:p>
        </text:list-item>
      </text:list>
      <text:p text:style-name="P14"/>
      <text:p text:style-name="P14">Comentarios</text:p>
      <text:p text:style-name="P14"><text:tab/>Para implementar los comentarios de una sola línea declaramos en la sección de reglas la expresión regular #.*. En el caso de los comentarios multilínea utilizamos estados. </text:p>
      <text:p text:style-name="P14"><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4"><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4"/>
      <table:table table:name="Table3" table:style-name="Table3">
        <table:table-column table:style-name="Table3.A"/>
        <table:table-row>
          <table:table-cell table:style-name="Table3.A1" office:value-type="string">
            <text:p text:style-name="P22">%x COMMENT</text:p>
            <text:p text:style-name="P22">...</text:p>
            <text:p text:style-name="P22">%%</text:p>
            <text:p text:style-name="P22">...</text:p>
            <text:p text:style-name="P22">^=begin[ \n] <text:s text:c="5"/>{ BEGIN COMMENT; <text:s text:c="12"/>}</text:p>
            <text:p text:style-name="P22">&lt;COMMENT&gt;^=end <text:s text:c="3"/>{ BEGIN INITIAL; <text:s text:c="12"/>}</text:p>
            <text:p text:style-name="P22">&lt;COMMENT&gt;.|\n <text:s text:c="4"/>{ ; <text:s text:c="25"/>}</text:p>
            <text:p text:style-name="P22">&lt;COMMENT&gt;&lt;&lt;EOF&gt;&gt; <text:s/>{ return yyerror("comment"); }</text:p>
            <text:p text:style-name="P22">...</text:p>
          </table:table-cell>
        </table:table-row>
      </table:table>
      <text:p text:style-name="P14"/>
      <text:p text:style-name="P14"><text:tab/>Como se puede apreciar, en caso de encontrarse el caracter de fin de archivo EOF, se debe retornar un error al parser ya que no se marco en el archivo ruby el fin de comentario.</text:p>
      <text:p text:style-name="P14"/>
      <text:p text:style-name="P14">Inclusión de archivos</text:p>
      <text:p text:style-name="P14"><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4"><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4"><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4"><text:tab/>Luego, declaramos las siguientes expresiones regulares con su código de activación correspondiente:</text:p>
      <table:table table:name="Table4" table:style-name="Table4">
        <table:table-column table:style-name="Table4.A"/>
        <table:table-row>
          <table:table-cell table:style-name="Table4.A1" office:value-type="string">
            <text:p text:style-name="P22">^load[ \t]*[\"] <text:s text:c="16"/>{ BEGIN LOAD_INCLUSION; }</text:p>
            <text:p text:style-name="P22">&lt;LOAD_INCLUSION&gt;[^\"]+ <text:s text:c="9"/>{</text:p>
            <text:p text:style-name="P22"><text:s text:c="35"/>{</text:p>
            <text:p text:style-name="P22"><text:s text:c="37"/>int c;</text:p>
            <text:p text:style-name="P22"><text:s text:c="37"/>while ((c = input()) &amp;&amp; c != '\n') {};</text:p>
            <text:p text:style-name="P22"><text:s text:c="35"/>};</text:p>
            <text:p text:style-name="P22"><text:s text:c="35"/>yylineno++;</text:p>
            <text:p text:style-name="P22"><text:s text:c="35"/>if (!open_file(strdup(yytext))) {</text:p>
            <text:p text:style-name="P22"><text:s text:c="37"/>yyterminate(); <text:s text:c="8"/>/* No such file. */</text:p>
            <text:p text:style-name="P22"><text:s text:c="35"/>}</text:p>
            <text:p text:style-name="P22"><text:soft-page-break/><text:s text:c="35"/>BEGIN INITIAL;</text:p>
            <text:p text:style-name="P22"><text:s text:c="33"/>}</text:p>
            <text:p text:style-name="P22">&lt;LOAD_INCLUSION&gt;.|\n <text:s text:c="12"/>{</text:p>
            <text:p text:style-name="P22"><text:s text:c="35"/>file_bad_inclusion_line_error(yylineno);</text:p>
            <text:p text:style-name="P22"><text:s text:c="35"/>yyterminate();</text:p>
            <text:p text:style-name="P22"><text:s text:c="33"/>}</text:p>
            <text:p text:style-name="P22">&lt;&lt;EOF&gt;&gt; <text:s text:c="25"/>{</text:p>
            <text:p text:style-name="P22"><text:s text:c="35"/>if (!close_file()) {</text:p>
            <text:p text:style-name="P22"><text:s text:c="37"/>yyterminate();</text:p>
            <text:p text:style-name="P22"><text:s text:c="35"/>}</text:p>
            <text:p text:style-name="P22"><text:s text:c="33"/>}</text:p>
          </table:table-cell>
        </table:table-row>
      </table:table>
      <text:p text:style-name="P14"><text:s/></text:p>
      <text:p text:style-name="P14"><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4"><text:tab/>Pero previo a la llamada “open_file” se incluyen dentro del estado LOAD_INCLUSION dos patrones más que se encargan del resto de lo que se encuentre luego de machear el nombre del archivo, en cuyo caso se retorna el error que corresponda.</text:p>
      <text:p text:style-name="P14"><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4"><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4"/>
      <text:p text:style-name="P14">Identificadores y cadenas de caracteres</text:p>
      <text:p text:style-name="P14"><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22">[@]?[a-zA-Z_@][a-zA-Z0-9_]*(\?)? {</text:p>
            <text:p text:style-name="P22"><text:s text:c="35"/>yylval.string = malloc((strlen(yytext)+1)*sizeof(char));</text:p>
            <text:p text:style-name="P22"><text:s text:c="35"/>strcpy(yylval.string, yytext);</text:p>
            <text:p text:style-name="P22"><text:s text:c="35"/>return IDENTIFIER;</text:p>
            <text:p text:style-name="P22"><text:s text:c="33"/>} </text:p>
          </table:table-cell>
        </table:table-row>
      </table:table>
      <text:p text:style-name="P14"/>
      <text:p text:style-name="P14"><text:soft-page-break/><text:tab/>Como se puede apreciar, se almacena en yylval la cadena de caracteres escaneada (que se almacena en yytext) y retornamos el token IDENTIFIER. Luego, en el parser utilizamos dicha cadena de caracteres para almacenarla en el árbol sintáctico.</text:p>
      <text:p text:style-name="P14"/>
      <text:p text:style-name="P14">Acceso a elementos de un arreglo</text:p>
      <text:p text:style-name="P14"><text:tab/>Como decisión de diseño optamos por machear el acceso a una posición del arreglo desde el lexer, en lugar de generar producciones en la gramática que lo hicieran. Esto lo hicimos así debido a que, cuando intentamos agregar producciones en la gramática que parsearan el acceso a un elemento del arreglo, se producían múltiples conflictos shift/reduce que no pudimos resolver agregando prioridades.</text:p>
      <text:p text:style-name="P14"><text:tab/>Por tal razón, controlamos el acceso al arreglo desde el lexer de la siguiente forma:</text:p>
      <table:table table:name="Table6" table:style-name="Table6">
        <table:table-column table:style-name="Table6.A"/>
        <table:table-row>
          <table:table-cell table:style-name="Table6.A1" office:value-type="string">
            <text:p text:style-name="P22">"["[0-9]+"]" <text:s text:c="8"/>{</text:p>
            <text:p text:style-name="P22"><text:s text:c="23"/>yylval.string = malloc((strlen(yytext)+1)*sizeof(char));</text:p>
            <text:p text:style-name="P22"><text:s text:c="23"/>strcpy(yylval.string, yytext);</text:p>
            <text:p text:style-name="P22"><text:s text:c="23"/>return ARRAY_ACCESS;</text:p>
            <text:p text:style-name="P22"><text:s text:c="21"/>}</text:p>
          </table:table-cell>
        </table:table-row>
      </table:table>
      <text:p text:style-name="P14"/>
      <text:p text:style-name="P14"><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5" text:outline-level="1"><text:bookmark text:name="__RefHeading__112_1752393114"/><text:span text:style-name="T2">Análisis </text:span><text:span text:style-name="T3">Sintáctico</text:span><text:bookmark-end text:name="__RefHeading__112_1752393114"/></text:h>
      <text:p text:style-name="P17"><text:tab/>Precisamos generar y utilizar un analizador sintáctico que se base en una gramática definida por nosotros. Para ellos utilizamos Bison enlazado con nuestro archivo de Flex para que trabajen en conjunto.<text:span text:style-name="T10"> Creamos el archivo bison ruby_grammar.y que contiene las producciones de la gramática junto con sus presedencias y estructuras auxiliares. La estructura del archivo es la siguiente:</text:span></text:p>
      <table:table table:name="Table2" table:style-name="Table2">
        <table:table-column table:style-name="Table2.A"/>
        <table:table-row>
          <table:table-cell table:style-name="Table2.A1" office:value-type="string">
            <text:p text:style-name="P22">%{</text:p>
            <text:p text:style-name="P22"><text:s text:c="2"/>C declarations</text:p>
            <text:p text:style-name="P22">%}</text:p>
            <text:p text:style-name="P22"><text:s text:c="2"/>Bison declarations</text:p>
            <text:p text:style-name="P22">%%</text:p>
            <text:p text:style-name="P22"><text:s text:c="2"/>Grammar rules</text:p>
            <text:p text:style-name="P22">%%</text:p>
            <text:p text:style-name="P22"><text:s text:c="2"/>Additional C code</text:p>
          </table:table-cell>
        </table:table-row>
      </table:table>
      <text:p text:style-name="P17"/>
      <text:p text:style-name="P17"><text:span text:style-name="T10"><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span></text:p>
      <text:p text:style-name="P14"><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4"/>
      <text:p text:style-name="P17">P<text:span text:style-name="T10">roducciones de la gramática</text:span></text:p>
      <text:p text:style-name="P14"><text:tab/>Explicaremos en esta sección cómo definimos las reglas gramá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4"><text:tab/>Las declaraciones pueden consistir de una clase, una definición de una función, un iterador (while) o condicionales (if y case). Se agregaron las producciones para cada una de las declaraciones anteriores, pero no se considera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4"><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text:soft-page-break/>según el patrón definido en el lexer).</text:p>
      <text:p text:style-name="P14"><text:tab/>Las definiciones de funciones consideran que los argumentos pasados por parámetros se encuentren o no entre paréntesis, como también se tomó en cuenta que las declaraciones de funciones no cuenten con parámetro alguno.</text:p>
      <text:p text:style-name="P14"><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h text:style-name="P20" text:outline-level="2"><text:bookmark text:name="__RefHeading__114_1752393114"/>Árbol Sintáctico<text:bookmark-end text:name="__RefHeading__114_1752393114"/></text:h>
      <text:p text:style-name="P10"/>
      <text:p text:style-name="P6"><text:span text:style-name="T11">//hablar de cómo hicimos el árbol y las estructuras utilizadas</text:span><text:span text:style-name="T4"> </text:span></text:p>
      <text:h text:style-name="P25" text:outline-level="1"><text:bookmark text:name="__RefHeading__116_1752393114"/><text:span text:style-name="T2">Análisis </text:span><text:span text:style-name="T3">Semántico</text:span><text:bookmark-end text:name="__RefHeading__116_1752393114"/></text:h>
      <text:p text:style-name="P18"><text:tab/>Una vez generado el AST, contamos con la información necesaria para recorrer el árbol cuantas veces sea necesario. Es posible realizar muchas pasadas y obtener la información necesaria para interpretar el código de entrada. </text:p>
      <text:p text:style-name="P18"><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8"><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8">// explicar un poco más todo éste encare </text:p>
      <text:p text:style-name="P18">// mostrar ejemplos de código</text:p>
      <text:h text:style-name="P26" text:outline-level="1"><text:bookmark text:name="__RefHeading__118_1752393114"/>Ambiente de Ejecución<text:bookmark-end text:name="__RefHeading__118_1752393114"/></text:h>
      <text:p text:style-name="P9"/>
      <text:p text:style-name="P6"><text:span text:style-name="T1"><text:tab/></text:span><text:span text:style-name="T7">Nuestro ambiente de ejecución consta de tres estructuras principales en memoria.</text:span></text:p>
      <text:p text:style-name="P11"/>
      <text:list xml:id="list1246863692" text:style-name="L1">
        <text:list-item>
          <text:p text:style-name="P13">AST</text:p>
        </text:list-item>
        <text:list-item>
          <text:p text:style-name="P13">Tabla de Símbolos</text:p>
        </text:list-item>
        <text:list-item>
          <text:p text:style-name="P13">Tabla de Clases</text:p>
        </text:list-item>
      </text:list>
      <text:p text:style-name="P11"/>
      <text:p text:style-name="P11">// explicar structura de tabla de símbolos</text:p>
      <text:p text:style-name="Text_20_body"><text:span text:style-name="T9">// explicar structura de tabla de clases</text:span><text:span text:style-name="T2"> </text:span></text:p>
      <text:h text:style-name="P26" text:outline-level="1"><text:bookmark text:name="__RefHeading__232_1752393114"/>Tests<text:bookmark-end text:name="__RefHeading__232_1752393114"/></text:h>
      <text:h text:style-name="P24" text:outline-level="1"><text:bookmark text:name="__RefHeading__234_1752393114"/>Corriendo el intérprete<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4</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4T23:57:43</dc:date>
    <meta:editing-duration>PT7H15M4S</meta:editing-duration>
    <meta:editing-cycles>61</meta:editing-cycles>
    <meta:generator>LibreOffice/3.4$Unix LibreOffice_project/340m1$Build-402</meta:generator>
    <meta:document-statistic meta:table-count="6" meta:image-count="0" meta:object-count="0" meta:page-count="14" meta:paragraph-count="141" meta:word-count="2229" meta:character-count="15362" meta:non-whitespace-character-count="12245"/>
  </office:meta>
</office:document-meta>
</file>